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utableObject.hashCod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tableObject.equals( Object obj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utableObject.to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tableObject.MutableObject(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utableObject.setValue(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tableObject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tableObject.Mutable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